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8aa"/>
    </style:style>
    <style:style style:name="P2" style:family="paragraph" style:parent-style-name="Standard">
      <style:paragraph-properties fo:text-align="start" style:justify-single-word="false"/>
      <style:text-properties officeooo:paragraph-rsid="001a98aa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a98aa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98a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98a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a98a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a98a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0129"/>
    </style:style>
    <style:style style:name="T5" style:family="text">
      <style:text-properties style:text-position="0% 100%" officeooo:rsid="001bcba8"/>
    </style:style>
    <style:style style:name="T6" style:family="text">
      <style:text-properties officeooo:rsid="000c822f"/>
    </style:style>
    <style:style style:name="T7" style:family="text">
      <style:text-properties officeooo:rsid="001b0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3228904276874504533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</text:span><text:span text:style-name="T4">2</text:span><text:span text:style-name="T3">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73661198516720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60226897195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4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60448779403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3661277520393" text:continue-numbering="true" text:style-name="L1">
        <text:list-item>
          <text:p text:style-name="P6"><text:s/>A major league pitcher can cause a baseball to go from 0 m/s to <text:span text:style-name="T7">5</text:span>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661129505531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60423702131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61028519560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61814936321" text:continue-numbering="true" text:style-name="L1">
        <text:list-item>
          <text:p text:style-name="P6"><text:s/><text:span text:style-name="T6">Kirk and McCoy step off the edge of a 60-m high cliff on an alien planet. <text:s/>If gravity causes them to accelerate at 2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59975097782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660005528294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4-09-18T07:36:59.794930564" text:date-adjust="PT24H00M00S">09/19/14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279117972</meta:creation-date>
    <meta:editing-duration>PT1M16S</meta:editing-duration>
    <meta:editing-cycles>4</meta:editing-cycles>
    <meta:generator>LibreOffice/4.2.6.2$Linux_X86_64 LibreOffice_project/420$Build-2</meta:generator>
    <meta:initial-creator>Jonas Williamson</meta:initial-creator>
    <dc:date>2014-09-18T07:36:59.750991820</dc:date>
    <dc:creator>Jonas Williamson</dc:creator>
    <meta:document-statistic meta:table-count="0" meta:image-count="2" meta:object-count="0" meta:page-count="2" meta:paragraph-count="19" meta:word-count="332" meta:character-count="1755" meta:non-whitespace-character-count="1409"/>
  </office:meta>
</office:document-meta>
</file>